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03.74pt" svg:height="308.44pt" svg:x="99.27pt" svg:y="90.2pt">
            <loext:p draw:notify-on-update-of-ranges="Sheet1.A3:Sheet1.A6 Sheet1.B1:Sheet1.B1 Sheet1.B3:Sheet1.B6 Sheet1.C3:Sheet1.C6 Sheet1.C3:Sheet1.C6 Sheet1.F1:Sheet1.F1 Sheet1.F3:Sheet1.F6 Sheet1.G3:Sheet1.G6 Sheet1.G3:Sheet1.G6 Sheet1.H1:Sheet1.H1 Sheet1.H3:Sheet1.H6 Sheet1.I3:Sheet1.I6 Sheet1.I3:Sheet1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pthread_mutex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ObjectsWaitAny+MutexUnlock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ObjectsWaitAny+MutexUnlock(Linux+SC+RM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ObjectsWaitAny+MutexUnlock(SGX)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1 thread</text:p>
          </table:table-cell>
          <table:table-cell office:value-type="float" office:value="0.0188" calcext:value-type="float">
            <text:p>0.0188</text:p>
          </table:table-cell>
          <table:table-cell office:value-type="float" office:value="0" calcext:value-type="float">
            <text:p>0.0000</text:p>
          </table:table-cell>
          <table:table-cell office:value-type="float" office:value="0.0382" calcext:value-type="float">
            <text:p>0.0382</text:p>
          </table:table-cell>
          <table:table-cell office:value-type="float" office:value="0" calcext:value-type="float">
            <text:p>0.0000</text:p>
          </table:table-cell>
          <table:table-cell office:value-type="float" office:value="0.0382" calcext:value-type="float">
            <text:p>0.0382</text:p>
          </table:table-cell>
          <table:table-cell office:value-type="float" office:value="0" calcext:value-type="float">
            <text:p>0.0000</text:p>
          </table:table-cell>
          <table:table-cell office:value-type="float" office:value="0.0354" calcext:value-type="float">
            <text:p>0.0354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0.3968" calcext:value-type="float">
            <text:p>0.396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7313" calcext:value-type="float">
            <text:p>0.7313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1205" calcext:value-type="float">
            <text:p>0.1205</text:p>
          </table:table-cell>
          <table:table-cell office:value-type="float" office:value="3.7777" calcext:value-type="float">
            <text:p>3.7777</text:p>
          </table:table-cell>
          <table:table-cell office:value-type="float" office:value="3.1495" calcext:value-type="float">
            <text:p>3.1495</text:p>
          </table:table-cell>
          <table:table-cell office:value-type="float" office:value="4.7852" calcext:value-type="float">
            <text:p>4.7852</text:p>
          </table:table-cell>
          <table:table-cell office:value-type="float" office:value="1.2658" calcext:value-type="float">
            <text:p>1.2658</text:p>
          </table:table-cell>
          <table:table-cell office:value-type="float" office:value="10.722" calcext:value-type="float">
            <text:p>10.7220</text:p>
          </table:table-cell>
          <table:table-cell office:value-type="float" office:value="7.8031" calcext:value-type="float">
            <text:p>7.8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7:42:02.654221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4T17:49:26.888102021</dc:date>
    <meta:editing-duration>PT8H47M12S</meta:editing-duration>
    <meta:editing-cycles>23</meta:editing-cycles>
    <meta:generator>LibreOffice/5.1.6.2$Linux_X86_64 LibreOffice_project/1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tru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6" chart:error-lower-range="Sheet1.C3:Sheet1.C6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bow-tie" chart:symbol-width="0.3cm" chart:symbol-height="0.3cm" chart:link-data-style-to-source="true" chart:error-category="cell-range" chart:error-upper-range="Sheet1.G3:Sheet1.G6" chart:error-lower-range="Sheet1.G3:Sheet1.G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G3:Sheet1.G6" chart:error-lower-range="Sheet1.G3:Sheet1.G6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1.I3:Sheet1.I6" chart:error-lower-range="Sheet1.I3:Sheet1.I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I3:Sheet1.I6" chart:error-lower-range="Sheet1.I3:Sheet1.I6" loex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72cm" svg:height="10.882cm" xlink:href=".." xlink:type="simple" chart:class="chart:line" chart:style-name="ch1">
        <chart:legend svg:x="0cm" svg:y="0cm" style:legend-expansion="custom" chartooo:width="17.771cm" chartooo:height="2.424cm" style:legend-expansion-aspect-ratio="7.33127062706271" chart:style-name="ch2"/>
        <chart:plot-area chart:style-name="ch3" table:cell-range-address="Sheet1.A3:Sheet1.B6 Sheet1.B1:Sheet1.B1 Sheet1.F1:Sheet1.F1 Sheet1.F3:Sheet1.F6 Sheet1.H1:Sheet1.H1 Sheet1.H3:Sheet1.H6" chart:data-source-has-labels="both" svg:x="2.857cm" svg:y="2.772cm" svg:width="14.237cm" svg:height="6.589cm">
          <chartooo:coordinate-region svg:x="4.251cm" svg:y="3.048cm" svg:width="11.942cm" svg:height="5.512cm"/>
          <chart:axis chart:dimension="x" chart:name="primary-x" chart:style-name="ch4" chartooo:axis-type="auto">
            <chartooo:date-scale/>
            <chart:title svg:x="5.941cm" svg:y="9.541cm" chart:style-name="ch5">
              <text:p>Number of competing threads</text:p>
            </chart:title>
            <chart:categories table:cell-range-address="Sheet1.A3:Sheet1.A6"/>
          </chart:axis>
          <chart:axis chart:dimension="y" chart:name="primary-y" chart:style-name="ch6">
            <chart:title svg:x="0.57cm" svg:y="8.785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3"/>
            <chart:data-point chart:style-name="ch11"/>
          </chart:series>
          <chart:series chart:style-name="ch12" chart:values-cell-range-address="Sheet1.F3:Sheet1.F6" chart:label-cell-address="Sheet1.F1:Sheet1.F1" chart:class="chart:line">
            <chart:error-indicator chart:style-name="ch13" chart:dimension="y"/>
            <chart:data-point chart:repeated="4"/>
          </chart:series>
          <chart:series chart:style-name="ch14" chart:values-cell-range-address="Sheet1.H3:Sheet1.H6" chart:label-cell-address="Sheet1.H1:Sheet1.H1" chart:class="chart:line">
            <chart:error-indicator chart:style-name="ch15" chart:dimension="y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hread_mutex(Linux)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ObjectsWaitAny+MutexUnlock(Linux+SC+RM)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ObjectsWaitAny+MutexUnlock(SGX)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 thread</text:p>
                <draw:g>
                  <svg:desc>Sheet1.A3:Sheet1.A6</svg:desc>
                </draw:g>
              </table:table-cell>
              <table:table-cell office:value-type="float" office:value="0.0188">
                <text:p>0.0188</text:p>
                <draw:g>
                  <svg:desc>Sheet1.B3:Sheet1.B6</svg:desc>
                </draw:g>
              </table:table-cell>
              <table:table-cell office:value-type="float" office:value="0">
                <text:p>0</text:p>
                <draw:g>
                  <svg:desc>Sheet1.C3:Sheet1.C6</svg:desc>
                </draw:g>
              </table:table-cell>
              <table:table-cell office:value-type="float" office:value="0">
                <text:p>0</text:p>
                <draw:g>
                  <svg:desc>Sheet1.C3:Sheet1.C6</svg:desc>
                </draw:g>
              </table:table-cell>
              <table:table-cell office:value-type="float" office:value="0.0382">
                <text:p>0.0382</text:p>
                <draw:g>
                  <svg:desc>Sheet1.F3:Sheet1.F6</svg:desc>
                </draw:g>
              </table:table-cell>
              <table:table-cell office:value-type="float" office:value="0">
                <text:p>0</text:p>
                <draw:g>
                  <svg:desc>Sheet1.G3:Sheet1.G6</svg:desc>
                </draw:g>
              </table:table-cell>
              <table:table-cell office:value-type="float" office:value="0">
                <text:p>0</text:p>
                <draw:g>
                  <svg:desc>Sheet1.G3:Sheet1.G6</svg:desc>
                </draw:g>
              </table:table-cell>
              <table:table-cell office:value-type="float" office:value="0.0354">
                <text:p>0.0354</text:p>
                <draw:g>
                  <svg:desc>Sheet1.H3:Sheet1.H6</svg:desc>
                </draw:g>
              </table:table-cell>
              <table:table-cell office:value-type="float" office:value="0">
                <text:p>0</text:p>
                <draw:g>
                  <svg:desc>Sheet1.I3:Sheet1.I6</svg:desc>
                </draw:g>
              </table:table-cell>
              <table:table-cell office:value-type="float" office:value="0">
                <text:p>0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2 threads</text:p>
              </table:table-cell>
              <table:table-cell office:value-type="float" office:value="0.1565">
                <text:p>0.1565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2157">
                <text:p>0.2157</text:p>
              </table:table-cell>
              <table:table-cell office:value-type="float" office:value="0.0018">
                <text:p>0.0018</text:p>
              </table:table-cell>
              <table:table-cell office:value-type="float" office:value="0.0018">
                <text:p>0.0018</text:p>
              </table:table-cell>
              <table:table-cell office:value-type="float" office:value="0.1967">
                <text:p>0.1967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3968">
                <text:p>0.3968</text:p>
              </table:table-cell>
              <table:table-cell office:value-type="float" office:value="0.0021">
                <text:p>0.0021</text:p>
              </table:table-cell>
              <table:table-cell office:value-type="float" office:value="0.0021">
                <text:p>0.0021</text:p>
              </table:table-cell>
              <table:table-cell office:value-type="float" office:value="0.6797">
                <text:p>0.6797</text:p>
              </table:table-cell>
              <table:table-cell office:value-type="float" office:value="0.0013">
                <text:p>0.0013</text:p>
              </table:table-cell>
              <table:table-cell office:value-type="float" office:value="0.0013">
                <text:p>0.0013</text:p>
              </table:table-cell>
              <table:table-cell office:value-type="float" office:value="0.7313">
                <text:p>0.7313</text:p>
              </table:table-cell>
              <table:table-cell office:value-type="float" office:value="0.0072">
                <text:p>0.0072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8 threads</text:p>
              </table:table-cell>
              <table:table-cell office:value-type="float" office:value="0.9774">
                <text:p>0.9774</text:p>
              </table:table-cell>
              <table:table-cell office:value-type="float" office:value="0.1205">
                <text:p>0.1205</text:p>
              </table:table-cell>
              <table:table-cell office:value-type="float" office:value="0.1205">
                <text:p>0.1205</text:p>
              </table:table-cell>
              <table:table-cell office:value-type="float" office:value="4.7852">
                <text:p>4.7852</text:p>
              </table:table-cell>
              <table:table-cell office:value-type="float" office:value="1.2658">
                <text:p>1.2658</text:p>
              </table:table-cell>
              <table:table-cell office:value-type="float" office:value="1.2658">
                <text:p>1.2658</text:p>
              </table:table-cell>
              <table:table-cell office:value-type="float" office:value="10.722">
                <text:p>10.722</text:p>
              </table:table-cell>
              <table:table-cell office:value-type="float" office:value="7.8031">
                <text:p>7.8031</text:p>
              </table:table-cell>
              <table:table-cell office:value-type="float" office:value="7.8031">
                <text:p>7.8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